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1.542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52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247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0.658cm"/>
    </style:style>
    <style:style style:name="co14" style:family="table-column">
      <style:table-column-properties fo:break-before="auto" style:column-width="0.79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8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1.815cm"/>
    </style:style>
    <style:style style:name="co19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61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1.429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1.383cm"/>
    </style:style>
    <style:style style:name="co26" style:family="table-column">
      <style:table-column-properties fo:break-before="auto" style:column-width="1.293cm"/>
    </style:style>
    <style:style style:name="co27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00ffff"/>
    </style:style>
    <style:style style:name="ce14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able-cell-properties fo:background-color="transparent"/>
    </style:style>
    <style:style style:name="ce16" style:family="table-cell" style:parent-style-name="Default" style:data-style-name="N100">
      <style:table-cell-properties fo:background-color="#fe7f00"/>
    </style:style>
    <style:style style:name="ce1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8" style:family="table-cell" style:parent-style-name="Default" style:data-style-name="N100">
      <style:text-properties style:text-line-through-style="none" style:text-line-through-type="none"/>
    </style:style>
    <style:style style:name="ce19" style:family="table-cell" style:parent-style-name="Default" style:data-style-name="N100"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fff200"/>
    </style:style>
    <style:style style:name="ce29" style:family="table-cell" style:parent-style-name="Default" style:data-style-name="N100">
      <style:table-cell-properties fo:background-color="#fff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2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8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4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4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4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4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4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4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4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4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4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4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4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1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1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1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1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1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6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 table:number-rows-repeated="10481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19" table:default-cell-style-name="ce12"/>
        <table:table-column table:style-name="co23" table:default-cell-style-name="ce12"/>
        <table:table-column table:style-name="co14" table:default-cell-style-name="ce12"/>
        <table:table-column table:style-name="co3" table:number-columns-repeated="2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5"/>
          <table:table-cell table:style-name="ce1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4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4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4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4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4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4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4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4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4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4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4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4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4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4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8"/>
          <table:table-cell table:number-columns-repeated="1010"/>
        </table:table-row>
        <table:table-row table:style-name="ro1">
          <table:table-cell table:style-name="ce18" office:value-type="string" calcext:value-type="string">
            <text:p>RU000A100J18 (Домодедово выпуск 2 )</text:p>
          </table:table-cell>
          <table:table-cell table:style-name="ce18" table:number-columns-repeated="12"/>
          <table:table-cell/>
          <table:table-cell table:style-name="ce1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9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.00.0000</text:date>, <text:time style:data-style-name="N2" text:time-value="13:49:41.82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05T13:51:00.085000000</dc:date>
    <meta:editing-duration>P3DT9H58M44S</meta:editing-duration>
    <meta:editing-cycles>1377</meta:editing-cycles>
    <meta:document-statistic meta:table-count="2" meta:cell-count="6444" meta:object-count="0"/>
  </office:meta>
</office:document-meta>
</file>